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e4617" officeooo:paragraph-rsid="001e4617"/>
    </style:style>
    <style:style style:name="P5" style:family="paragraph" style:parent-style-name="Standard">
      <style:text-properties officeooo:rsid="0019060b" officeooo:paragraph-rsid="0019060b"/>
    </style:style>
    <style:style style:name="P6" style:family="paragraph" style:parent-style-name="Standard">
      <style:text-properties officeooo:rsid="0018ea02" officeooo:paragraph-rsid="0019060b"/>
    </style:style>
    <style:style style:name="P7" style:family="paragraph" style:parent-style-name="Standard">
      <style:text-properties fo:font-weight="bold" officeooo:rsid="001eabfd" officeooo:paragraph-rsid="001eabfd" style:font-weight-asian="bold" style:font-weight-complex="bold"/>
    </style:style>
    <style:style style:name="P8" style:family="paragraph" style:parent-style-name="Standard">
      <style:text-properties officeooo:rsid="001eabfd" officeooo:paragraph-rsid="001eabfd"/>
    </style:style>
    <style:style style:name="P9" style:family="paragraph" style:parent-style-name="Standard">
      <style:text-properties officeooo:rsid="002038ca" officeooo:paragraph-rsid="002038ca"/>
    </style:style>
    <style:style style:name="P10" style:family="paragraph" style:parent-style-name="Standard">
      <style:text-properties officeooo:rsid="002086ea" officeooo:paragraph-rsid="002086ea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  <style:style style:name="T4" style:family="text">
      <style:text-properties officeooo:rsid="002353ca"/>
    </style:style>
    <style:style style:name="T5" style:family="text">
      <style:text-properties officeooo:rsid="001f94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388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4">Memory Lock<text:tab/><text:tab/><text:tab/>No memory protection needed set to 0xFF</text:p>
      <text:p text:style-name="P3"/>
      <text:p text:style-name="P3"/>
      <text:p text:style-name="P5">Valuers used in “UNO as AVR programmer”</text:p>
      <text:p text:style-name="P5"><text:tab/>168</text:p>
      <text:p text:style-name="P6"><text:tab/>Fuse_Ex = 0xFF;<text:tab/><text:tab/><text:span text:style-name="T3">Same</text:span></text:p>
      <text:p text:style-name="P6"><text:tab/>Fuse_H = 0xD7;<text:tab/><text:tab/><text:span text:style-name="T3">Different BOD</text:span></text:p>
      <text:p text:style-name="P6"><text:tab/>Fuse_L = 0xE2;<text:tab/><text:tab/><text:span text:style-name="T3">Different </text:span></text:p>
      <text:p text:style-name="P6"><text:tab/>Lock = 0xFF;<text:tab/><text:tab/><text:tab/><text:span text:style-name="T3">Different SUT</text:span></text:p>
      <text:p text:style-name="P3"/>
      <text:p text:style-name="P6"><text:tab/><text:span text:style-name="T3">328</text:span></text:p>
      <text:p text:style-name="P6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5">Note 168 and 328 fuses originally chosen top be the same.</text:p>
      <text:p text:style-name="P3"/>
      <text:p text:style-name="P3"><text:tab/></text:p>
      <text:p text:style-name="P3"/>
      <text:p text:style-name="P7">Migration of mini-OS and pcb_bootloader from Atmega 168 to 328 user device</text:p>
      <text:p text:style-name="P8"/>
      <text:p text:style-name="P8"><text:soft-page-break/>bootloader_header file:<text:tab/><text:tab/>No changes<text:tab/>(Target only detects Atmega devices)</text:p>
      <text:p text:style-name="P7">Bootloader_main_with_OS_reset.c</text:p>
      <text:p text:style-name="P8"><text:tab/><text:span text:style-name="T4">1.<text:tab/></text:span>PageSZ, Pamask, FlashSZ updated for Atmega 328 target</text:p>
      <text:p text:style-name="P8"><text:tab/><text:span text:style-name="T4">2.<text:tab/></text:span><text:span text:style-name="T5">Text<text:tab/>“Send file (Atmega328)”</text:span></text:p>
      <text:p text:style-name="P8"><text:tab/><text:span text:style-name="T4">3.<text:tab/></text:span><text:span text:style-name="T5">Fuse bytes updated</text:span></text:p>
      <text:p text:style-name="P8"/>
      <text:p text:style-name="P9">Bootloader_SW and HW subs no changes needed</text:p>
      <text:p text:style-name="P9"/>
      <text:p text:style-name="P9"><text:span text:style-name="T6">pcb_bootloader_CA and CC</text:span><text:tab/><text:tab/>Introductory text only needed changing</text:p>
      <text:p text:style-name="P9"/>
      <text:p text:style-name="P9"/>
      <text:p text:style-name="P10">mini-O<text:span text:style-name="T7">S??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13T18:32:10.795836100</dc:date>
    <meta:editing-duration>PT1H41M42S</meta:editing-duration>
    <meta:editing-cycles>9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50" meta:word-count="231" meta:character-count="1377" meta:non-whitespace-character-count="1028"/>
  </office:meta>
</office:document-meta>
</file>